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7d9a" officeooo:paragraph-rsid="001a7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_car_14 <text:s text:c="8"/>0.071605</text:p>
      <text:p text:style-name="P1">ps_reg_03 <text:s text:c="8"/>0.181065</text:p>
      <text:p text:style-name="P1">ps_car_05_cat <text:s text:c="4"/>0.447825</text:p>
      <text:p text:style-name="P1">ps_car_03_cat <text:s text:c="4"/>0.690898</text:p>
      <text:p text:style-name="P1"/>
      <text:p text:style-name="P1">MEAN</text:p>
      <text:p text:style-name="P1">0.333371150769</text:p>
      <text:p text:style-name="P1">0.941341720533</text:p>
      <text:p text:style-name="P1">0.511882559173</text:p>
      <text:p text:style-name="P1">0.616924542347</text:p>
      <text:p text:style-name="P1"/>
      <text:p text:style-name="P1">STD</text:p>
      <text:p text:style-name="P1">0.0362382351396</text:p>
      <text:p text:style-name="P1">0.37507209446</text:p>
      <text:p text:style-name="P1">0.499860785397</text:p>
      <text:p text:style-name="P1">0.48613839910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8" meta:character-count="223" meta:non-whitespace-character-count="195"/>
    <meta:generator>LibreOffice/4.2.8.2$Linux_X86_64 LibreOffice_project/420m0$Build-2</meta:generator>
  </office:meta>
</office:document-meta>
</file>